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end="Arrow" draw:marker-end-width="0.19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333333" draw:fill="solid" draw:fill-color="#333333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3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draw:marker-start-width="0.245cm" draw:marker-end-width="0.245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000000" draw:marker-start="Arrow" draw:marker-start-width="0.19cm" draw:marker-end="Arrow" draw:marker-end-width="0.19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3cm" draw:fill="none" draw:fill-color="#ffffff" draw:textarea-horizontal-align="center" draw:textarea-vertical-align="middle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3cm" draw:marker-end="Arrow" draw:marker-end-width="0.19cm" draw:fill="none" draw:fill-color="#ffffff" draw:textarea-horizontal-align="center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svg:stroke-width="0.03cm" draw:fill="solid" draw:fill-color="#000000" draw:textarea-horizontal-align="center" draw:textarea-vertical-align="middle" fo:padding-top="0.14cm" fo:padding-bottom="0.14cm" fo:padding-left="0.265cm" fo:padding-right="0.265cm" draw:shadow="hidden"/>
    </style:style>
    <style:style style:name="gr11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cm" fo:min-width="0cm" fo:padding-top="0.14cm" fo:padding-bottom="0.14cm" fo:padding-left="0.265cm" fo:padding-right="0.265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0pt"/>
    </style:style>
    <style:style style:name="P6" style:family="paragraph">
      <style:text-properties fo:font-size="14pt"/>
    </style:style>
    <style:style style:name="P7" style:family="paragraph">
      <style:paragraph-properties fo:text-align="center"/>
      <style:text-properties fo:font-size="9pt"/>
    </style:style>
    <style:style style:name="P8" style:family="paragraph">
      <style:text-properties fo:font-size="12pt" fo:font-style="italic"/>
    </style:style>
    <style:style style:name="P9" style:family="paragraph">
      <style:text-properties fo:font-size="9pt"/>
    </style:style>
    <style:style style:name="P10" style:family="paragraph">
      <style:paragraph-properties fo:text-align="center"/>
      <style:text-properties fo:font-size="12pt"/>
    </style:style>
    <style:style style:name="P11" style:family="paragraph">
      <style:text-properties fo:font-size="12pt"/>
    </style:style>
    <style:style style:name="P12" style:family="paragraph">
      <style:text-properties fo:font-size="8pt"/>
    </style:style>
    <style:style style:name="T1" style:family="text">
      <style:text-properties fo:font-size="10pt"/>
    </style:style>
    <style:style style:name="T2" style:family="text">
      <style:text-properties fo:font-family="'Standard Symbols L'" style:font-style-name="Regular" style:font-pitch="variable" style:font-charset="x-symbol" fo:font-size="14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3" style:family="text">
      <style:text-properties fo:font-size="12pt" fo:font-style="italic"/>
    </style:style>
    <style:style style:name="T4" style:family="text">
      <style:text-properties fo:font-family="Arial" style:font-style-name="Regular" style:font-family-generic="swiss" style:font-pitch="variable" fo:font-size="9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5" style:family="text">
      <style:text-properties fo:font-size="12pt"/>
    </style:style>
    <style:style style:name="T6" style:family="text">
      <style:text-properties fo:font-size="8pt" fo:font-style="italic"/>
    </style:style>
    <style:style style:name="T7" style:family="text">
      <style:text-properties fo:font-size="8pt"/>
    </style:style>
    <style:style style:name="T8" style:family="text">
      <style:text-properties fo:font-family="Arial" style:font-style-name="Regular" style:font-family-generic="swiss" style:font-pitch="variable" fo:font-size="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9" style:family="text">
      <style:text-properties fo:font-family="Arial" style:font-family-generic="roman" style:font-pitch="variable" fo:font-size="8pt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0" style:family="text">
      <style:text-properties fo:font-family="Arial" style:font-family-generic="roman" style:font-pitch="variable" fo:font-size="8pt" fo:font-style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1" style:family="text">
      <style:text-properties fo:font-size="8pt" fo:font-style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g>
          <draw:line draw:style-name="gr1" draw:text-style-name="P1" draw:layer="layout" svg:x1="9.995cm" svg:y1="0.803cm" svg:x2="12.141cm" svg:y2="0.803cm">
            <text:p/>
          </draw:line>
          <draw:g>
            <draw:g>
              <draw:g>
                <draw:rect draw:style-name="gr2" draw:text-style-name="P1" draw:layer="layout" svg:width="2.143cm" svg:height="1.505cm" svg:x="7.848cm" svg:y="0.066cm">
                  <text:p/>
                </draw:rect>
                <draw:rect draw:style-name="gr3" draw:text-style-name="P1" draw:layer="layout" svg:width="2.143cm" svg:height="1.505cm" svg:x="7.799cm" svg:y="0.019cm">
                  <text:p/>
                </draw:rect>
              </draw:g>
            </draw:g>
            <draw:frame draw:style-name="gr4" draw:text-style-name="P1" draw:layer="layout" svg:width="1.891cm" svg:height="1.039cm" svg:x="7.976cm" svg:y="0.262cm">
              <draw:text-box>
                <text:p text:style-name="P2"><text:span text:style-name="T1">low-pass</text:span></text:p>
                <text:p text:style-name="P2"><text:span text:style-name="T1">filter</text:span></text:p>
              </draw:text-box>
            </draw:frame>
          </draw:g>
          <draw:g>
            <draw:rect draw:style-name="gr5" draw:text-style-name="P3" draw:layer="layout" svg:width="1.016cm" svg:height="0.494cm" svg:x="11.994cm" svg:y="4.112cm">
              <text:p/>
            </draw:rect>
            <draw:frame draw:style-name="gr4" draw:text-style-name="P5" draw:layer="layout" svg:width="0.955cm" svg:height="0.645cm" svg:x="12.031cm" svg:y="4.037cm">
              <draw:text-box>
                <text:p text:style-name="P4"><text:span text:style-name="T1">sin</text:span></text:p>
              </draw:text-box>
            </draw:frame>
          </draw:g>
          <draw:g>
            <draw:g>
              <draw:g>
                <draw:g>
                  <draw:rect draw:style-name="gr3" draw:text-style-name="P1" draw:layer="layout" svg:width="2.143cm" svg:height="1.505cm" svg:x="9.61cm" svg:y="2.506cm" draw:corner-radius="0.5cm">
                    <text:p/>
                  </draw:rect>
                </draw:g>
              </draw:g>
            </draw:g>
            <draw:frame draw:style-name="gr4" draw:text-style-name="P1" draw:layer="layout" svg:width="2.056cm" svg:height="1.433cm" svg:x="9.703cm" svg:y="2.711cm">
              <draw:text-box>
                <text:p text:style-name="P2"><text:span text:style-name="T1">carrier</text:span></text:p>
                <text:p text:style-name="P2"><text:span text:style-name="T1">frequency</text:span></text:p>
                <text:p text:style-name="P2"><text:span text:style-name="T1"/></text:p>
              </draw:text-box>
            </draw:frame>
          </draw:g>
          <draw:g>
            <draw:circle draw:style-name="gr6" draw:text-style-name="P1" draw:layer="layout" svg:width="0.7cm" svg:height="0.7cm" svg:x="12.143cm" svg:y="0.431cm">
              <text:p/>
            </draw:circle>
            <draw:frame draw:style-name="gr4" draw:text-style-name="P6" draw:layer="layout" svg:width="0.773cm" svg:height="0.903cm" svg:x="12.108cm" svg:y="0.295cm">
              <draw:text-box>
                <text:p text:style-name="P4"><text:span text:style-name="T2"></text:span></text:p>
              </draw:text-box>
            </draw:frame>
          </draw:g>
          <draw:g>
            <draw:frame draw:style-name="gr4" draw:text-style-name="P5" draw:layer="layout" svg:width="1.048cm" svg:height="0.645cm" svg:x="11.959cm" svg:y="1.917cm">
              <draw:text-box>
                <text:p text:style-name="P4"><text:span text:style-name="T1">cos</text:span></text:p>
              </draw:text-box>
            </draw:frame>
            <draw:rect draw:style-name="gr5" draw:text-style-name="P3" draw:layer="layout" svg:width="1.016cm" svg:height="0.494cm" svg:x="11.971cm" svg:y="1.992cm">
              <text:p/>
            </draw:rect>
            <draw:frame draw:style-name="gr4" draw:text-style-name="P5" draw:layer="layout" svg:width="1.048cm" svg:height="0.645cm" svg:x="11.959cm" svg:y="1.917cm">
              <draw:text-box>
                <text:p text:style-name="P4"><text:span text:style-name="T1">cos</text:span></text:p>
              </draw:text-box>
            </draw:frame>
          </draw:g>
          <draw:g>
            <draw:circle draw:style-name="gr6" draw:text-style-name="P1" draw:layer="layout" svg:width="0.7cm" svg:height="0.7cm" svg:x="12.132cm" svg:y="5.454cm">
              <text:p/>
            </draw:circle>
            <draw:frame draw:style-name="gr4" draw:text-style-name="P6" draw:layer="layout" svg:width="0.773cm" svg:height="0.903cm" svg:x="12.097cm" svg:y="5.318cm">
              <draw:text-box>
                <text:p text:style-name="P4"><text:span text:style-name="T2"></text:span></text:p>
              </draw:text-box>
            </draw:frame>
          </draw:g>
          <draw:line draw:style-name="gr7" draw:text-style-name="P1" draw:layer="layout" svg:x1="12.493cm" svg:y1="4.124cm" svg:x2="12.493cm" svg:y2="2.48cm">
            <text:p/>
          </draw:line>
          <draw:line draw:style-name="gr8" draw:text-style-name="P7" draw:layer="layout" svg:x1="11.742cm" svg:y1="3.284cm" svg:x2="12.491cm" svg:y2="3.284cm">
            <text:p/>
          </draw:line>
          <draw:line draw:style-name="gr1" draw:text-style-name="P1" draw:layer="layout" svg:x1="12.492cm" svg:y1="1.985cm" svg:x2="12.491cm" svg:y2="1.137cm">
            <text:p/>
          </draw:line>
          <draw:line draw:style-name="gr1" draw:text-style-name="P1" draw:layer="layout" svg:x1="12.485cm" svg:y1="4.606cm" svg:x2="12.484cm" svg:y2="5.454cm">
            <text:p/>
          </draw:line>
          <draw:polyline draw:style-name="gr9" draw:text-style-name="P7" draw:layer="layout" svg:width="0.999cm" svg:height="2.226cm" svg:x="12.852cm" svg:y="0.795cm" svg:viewBox="0 0 1000 2227" draw:points="0,0 1000,0 1000,2227">
            <text:p/>
          </draw:polyline>
          <draw:circle draw:style-name="gr10" draw:text-style-name="P7" draw:layer="layout" svg:width="0.094cm" svg:height="0.094cm" svg:x="12.454cm" svg:y="3.242cm">
            <text:p/>
          </draw:circle>
          <draw:polyline draw:style-name="gr9" draw:text-style-name="P7" draw:layer="layout" svg:width="0.999cm" svg:height="2.226cm" draw:transform="rotate (3.1415926535892) translate (13.8410000000026cm 5.832cm)" svg:viewBox="0 0 1000 2227" draw:points="1000,-11664 0,-11664 0,-9437">
            <text:p/>
          </draw:polyline>
          <draw:line draw:style-name="gr1" draw:text-style-name="P1" draw:layer="layout" svg:x1="14.236cm" svg:y1="3.312cm" svg:x2="15.685cm" svg:y2="3.312cm">
            <text:p/>
          </draw:line>
          <draw:line draw:style-name="gr1" draw:text-style-name="P1" draw:layer="layout" svg:x1="9.992cm" svg:y1="5.819cm" svg:x2="12.138cm" svg:y2="5.819cm">
            <text:p/>
          </draw:line>
          <draw:frame draw:style-name="gr4" draw:text-style-name="P8" draw:layer="layout" svg:width="0.621cm" svg:height="0.725cm" svg:x="10.718cm" svg:y="0.152cm">
            <draw:text-box>
              <text:p text:style-name="P4"><text:span text:style-name="T3">I</text:span></text:p>
            </draw:text-box>
          </draw:frame>
          <draw:frame draw:style-name="gr4" draw:text-style-name="P8" draw:layer="layout" svg:width="0.832cm" svg:height="0.725cm" svg:x="10.644cm" svg:y="5.169cm">
            <draw:text-box>
              <text:p text:style-name="P4"><text:span text:style-name="T3">Q</text:span></text:p>
            </draw:text-box>
          </draw:frame>
          <draw:circle draw:style-name="gr6" draw:text-style-name="P1" draw:layer="layout" svg:width="0.7cm" svg:height="0.7cm" svg:x="13.52cm" svg:y="2.967cm">
            <text:p/>
          </draw:circle>
          <draw:frame draw:style-name="gr4" draw:text-style-name="P6" draw:layer="layout" svg:width="0.773cm" svg:height="0.903cm" svg:x="13.123cm" svg:y="2.253cm">
            <draw:text-box>
              <text:p text:style-name="P4"><text:span text:style-name="T2"></text:span></text:p>
            </draw:text-box>
          </draw:frame>
          <draw:frame draw:style-name="gr11" draw:text-style-name="P9" draw:layer="layout" svg:width="0.714cm" svg:height="0.637cm" svg:x="13.15cm" svg:y="3.473cm">
            <draw:text-box>
              <text:p text:style-name="P4"><text:span text:style-name="T4">–</text:span></text:p>
            </draw:text-box>
          </draw:frame>
          <draw:frame draw:style-name="gr4" draw:text-style-name="P10" draw:layer="layout" svg:width="1.62cm" svg:height="1.199cm" svg:x="15.497cm" svg:y="2.743cm">
            <draw:text-box>
              <text:p text:style-name="P2"><text:span text:style-name="T5">QAM </text:span></text:p>
              <text:p text:style-name="P2"><text:span text:style-name="T5">signal</text:span></text:p>
            </draw:text-box>
          </draw:frame>
          <draw:line draw:style-name="gr1" draw:text-style-name="P1" draw:layer="layout" svg:x1="6.709cm" svg:y1="0.798cm" svg:x2="7.822cm" svg:y2="0.798cm">
            <text:p/>
          </draw:line>
          <draw:line draw:style-name="gr1" draw:text-style-name="P1" draw:layer="layout" svg:x1="6.738cm" svg:y1="5.821cm" svg:x2="7.88cm" svg:y2="5.821cm">
            <text:p/>
          </draw:line>
          <draw:polyline draw:style-name="gr9" draw:text-style-name="P7" draw:layer="layout" svg:width="1.841cm" svg:height="0.952cm" draw:transform="rotate (1.5707963267946) translate (3.647cm 2.626cm)" svg:viewBox="0 0 1842 953" draw:points="0,7294 1842,7294 1842,8247">
            <text:p/>
          </draw:polyline>
          <draw:polyline draw:style-name="gr9" draw:text-style-name="P7" draw:layer="layout" svg:width="1.841cm" svg:height="0.952cm" draw:transform="rotate (1.5707963267946) translate (3.653cm 5.83500000000113cm)" svg:viewBox="0 0 1842 953" draw:points="1842,7306 0,7306 0,8259">
            <text:p/>
          </draw:polyline>
          <draw:g>
            <draw:g>
              <draw:g>
                <draw:rect draw:style-name="gr2" draw:text-style-name="P1" draw:layer="layout" svg:width="2.143cm" svg:height="1.505cm" svg:x="2.648cm" svg:y="2.593cm">
                  <text:p/>
                </draw:rect>
                <draw:rect draw:style-name="gr3" draw:text-style-name="P1" draw:layer="layout" svg:width="2.143cm" svg:height="1.505cm" svg:x="2.599cm" svg:y="2.546cm">
                  <text:p/>
                </draw:rect>
              </draw:g>
            </draw:g>
            <draw:frame draw:style-name="gr4" draw:text-style-name="P1" draw:layer="layout" svg:width="1.844cm" svg:height="1.039cm" svg:x="2.782cm" svg:y="2.803cm">
              <draw:text-box>
                <text:p text:style-name="P2"><text:span text:style-name="T1">mapping</text:span></text:p>
                <text:p text:style-name="P2"><text:span text:style-name="T1">circuit</text:span></text:p>
              </draw:text-box>
            </draw:frame>
          </draw:g>
          <draw:line draw:style-name="gr1" draw:text-style-name="P1" draw:layer="layout" svg:x1="1.13cm" svg:y1="3.339cm" svg:x2="2.579cm" svg:y2="3.339cm">
            <text:p/>
          </draw:line>
          <draw:frame draw:style-name="gr4" draw:text-style-name="P11" draw:layer="layout" svg:width="1.332cm" svg:height="0.725cm" svg:x="0.009cm" svg:y="2.981cm">
            <draw:text-box>
              <text:p text:style-name="P4"><text:span text:style-name="T5">data</text:span></text:p>
            </draw:text-box>
          </draw:frame>
          <draw:frame draw:style-name="gr4" draw:text-style-name="P12" draw:layer="layout" svg:width="1.806cm" svg:height="0.569cm" svg:x="12.733cm" svg:y="0.271cm">
            <draw:text-box>
              <text:p text:style-name="P4"><text:span text:style-name="T6">I </text:span><text:span text:style-name="T7">cos(2</text:span><text:span text:style-name="T8">π</text:span><text:span text:style-name="T9">ft</text:span><text:span text:style-name="T10">)</text:span></text:p>
            </draw:text-box>
          </draw:frame>
          <draw:frame draw:style-name="gr4" draw:text-style-name="P12" draw:layer="layout" svg:width="1.866cm" svg:height="0.569cm" svg:x="12.684cm" svg:y="5.801cm">
            <draw:text-box>
              <text:p text:style-name="P4"><text:span text:style-name="T6">Q </text:span><text:span text:style-name="T11">sin(</text:span><text:span text:style-name="T7">2</text:span><text:span text:style-name="T8">π</text:span><text:span text:style-name="T9">ft</text:span><text:span text:style-name="T10">)</text:span></text:p>
            </draw:text-box>
          </draw:frame>
          <draw:g>
            <draw:g>
              <draw:g>
                <draw:rect draw:style-name="gr2" draw:text-style-name="P1" draw:layer="layout" svg:width="2.143cm" svg:height="1.505cm" svg:x="7.932cm" svg:y="5.095cm">
                  <text:p/>
                </draw:rect>
                <draw:rect draw:style-name="gr3" draw:text-style-name="P1" draw:layer="layout" svg:width="2.143cm" svg:height="1.505cm" svg:x="7.883cm" svg:y="5.048cm">
                  <text:p/>
                </draw:rect>
              </draw:g>
            </draw:g>
            <draw:frame draw:style-name="gr4" draw:text-style-name="P1" draw:layer="layout" svg:width="1.891cm" svg:height="1.039cm" svg:x="8.06cm" svg:y="5.291cm">
              <draw:text-box>
                <text:p text:style-name="P2"><text:span text:style-name="T1">low-pass</text:span></text:p>
                <text:p text:style-name="P2"><text:span text:style-name="T1">filter</text:span></text:p>
              </draw:text-box>
            </draw:frame>
          </draw:g>
          <draw:g>
            <draw:g>
              <draw:g>
                <draw:rect draw:style-name="gr2" draw:text-style-name="P1" draw:layer="layout" svg:width="2.143cm" svg:height="1.505cm" svg:x="4.617cm" svg:y="5.095cm">
                  <text:p/>
                </draw:rect>
                <draw:rect draw:style-name="gr3" draw:text-style-name="P1" draw:layer="layout" svg:width="2.143cm" svg:height="1.505cm" svg:x="4.568cm" svg:y="5.048cm">
                  <text:p/>
                </draw:rect>
              </draw:g>
            </draw:g>
            <draw:frame draw:style-name="gr4" draw:text-style-name="P1" draw:layer="layout" svg:width="2.217cm" svg:height="1.433cm" svg:x="4.556cm" svg:y="5.108cm">
              <draw:text-box>
                <text:p text:style-name="P2"><text:span text:style-name="T1">pulse</text:span></text:p>
                <text:p text:style-name="P2"><text:span text:style-name="T1">amplitude</text:span></text:p>
                <text:p text:style-name="P2"><text:span text:style-name="T1">modulation</text:span></text:p>
              </draw:text-box>
            </draw:frame>
          </draw:g>
          <draw:g>
            <draw:g>
              <draw:g>
                <draw:rect draw:style-name="gr2" draw:text-style-name="P1" draw:layer="layout" svg:width="2.143cm" svg:height="1.505cm" svg:x="4.603cm" svg:y="0.06cm">
                  <text:p/>
                </draw:rect>
                <draw:rect draw:style-name="gr3" draw:text-style-name="P1" draw:layer="layout" svg:width="2.143cm" svg:height="1.505cm" svg:x="4.554cm" svg:y="0.013cm">
                  <text:p/>
                </draw:rect>
              </draw:g>
            </draw:g>
            <draw:frame draw:style-name="gr4" draw:text-style-name="P1" draw:layer="layout" svg:width="2.217cm" svg:height="1.433cm" svg:x="4.542cm" svg:y="0.073cm">
              <draw:text-box>
                <text:p text:style-name="P2"><text:span text:style-name="T1">pulse</text:span></text:p>
                <text:p text:style-name="P2"><text:span text:style-name="T1">amplitude</text:span></text:p>
                <text:p text:style-name="P2"><text:span text:style-name="T1">modulation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Tahoma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1cm" fo:page-height="6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06-09-23T16:44:32</meta:creation-date>
    <dc:date>2011-04-21T19:54:37</dc:date>
    <dc:language>cs-CZ</dc:language>
    <meta:editing-cycles>9</meta:editing-cycles>
    <meta:editing-duration>PT70H18M34S</meta:editing-duration>
    <dc:creator>BruXy </dc:creator>
    <meta:document-statistic meta:object-count="74"/>
    <meta:user-defined meta:name="Info 1"/>
    <meta:user-defined meta:name="Info 2"/>
    <meta:user-defined meta:name="Info 3"/>
    <meta:user-defined meta:name="Info 4"/>
  </office:meta>
</office:document-meta>
</file>